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259426847662" calcext:value-type="float">
            <text:p>95,63</text:p>
          </table:table-cell>
          <table:table-cell table:style-name="ce3" table:formula="of:=([.F2]/12597)*100" office:value-type="float" office:value="4.37405731523379" calcext:value-type="float">
            <text:p>4,37</text:p>
          </table:table-cell>
          <table:table-cell office:value-type="float" office:value="3829" calcext:value-type="float">
            <text:p>3829</text:p>
          </table:table-cell>
          <table:table-cell table:style-name="ce4" table:formula="of:=[.E18]+[.H18]" office:value-type="float" office:value="12046" calcext:value-type="float">
            <text:p>12046</text:p>
          </table:table-cell>
          <table:table-cell table:formula="of:=12597-[.E2]" office:value-type="float" office:value="551" calcext:value-type="float">
            <text:p>551</text:p>
          </table:table-cell>
          <table:table-cell office:value-type="float" office:value="136.865404129" calcext:value-type="float">
            <text:p>136,865404129</text:p>
          </table:table-cell>
          <table:table-cell office:value-type="float" office:value="7.38495326042" calcext:value-type="float">
            <text:p>7,38495326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96.6724309921" calcext:value-type="float">
            <text:p>96,6724309921</text:p>
          </table:table-cell>
          <table:table-cell office:value-type="float" office:value="23.9366140366" calcext:value-type="float">
            <text:p>23,93661403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880288957688" calcext:value-type="float">
            <text:p>96,39</text:p>
          </table:table-cell>
          <table:table-cell table:style-name="ce3" table:formula="of:=([.F4]/12597)*100" office:value-type="float" office:value="3.61197110423117" calcext:value-type="float">
            <text:p>3,61</text:p>
          </table:table-cell>
          <table:table-cell office:value-type="float" office:value="1837" calcext:value-type="float">
            <text:p>1837</text:p>
          </table:table-cell>
          <table:table-cell table:style-name="ce4" table:formula="of:=[.E20]+[.H20]" office:value-type="float" office:value="12142" calcext:value-type="float">
            <text:p>12142</text:p>
          </table:table-cell>
          <table:table-cell table:formula="of:=12597-[.E4]" office:value-type="float" office:value="455" calcext:value-type="float">
            <text:p>455</text:p>
          </table:table-cell>
          <table:table-cell office:value-type="float" office:value="109.409245014" calcext:value-type="float">
            <text:p>109,409245014</text:p>
          </table:table-cell>
          <table:table-cell office:value-type="float" office:value="3.41027188301" calcext:value-type="float">
            <text:p>3,4102718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370802572041" calcext:value-type="float">
            <text:p>95,74</text:p>
          </table:table-cell>
          <table:table-cell table:style-name="ce3" table:formula="of:=([.F5]/12597)*100" office:value-type="float" office:value="4.2629197427959" calcext:value-type="float">
            <text:p>4,26</text:p>
          </table:table-cell>
          <table:table-cell office:value-type="float" office:value="2527" calcext:value-type="float">
            <text:p>2527</text:p>
          </table:table-cell>
          <table:table-cell table:style-name="ce4" table:formula="of:=[.E21]+[.H21]" office:value-type="float" office:value="12060" calcext:value-type="float">
            <text:p>12060</text:p>
          </table:table-cell>
          <table:table-cell table:formula="of:=12597-[.E5]" office:value-type="float" office:value="537" calcext:value-type="float">
            <text:p>537</text:p>
          </table:table-cell>
          <table:table-cell office:value-type="float" office:value="95.2915439606" calcext:value-type="float">
            <text:p>95,2915439606</text:p>
          </table:table-cell>
          <table:table-cell office:value-type="float" office:value="4.924929142" calcext:value-type="float">
            <text:p>4,92492914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 office:value-type="float" office:value="1768" calcext:value-type="float">
            <text:p>1768</text:p>
          </table:table-cell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101.64704895" calcext:value-type="float">
            <text:p>101,64704895</text:p>
          </table:table-cell>
          <table:table-cell office:value-type="float" office:value="3.2987408638" calcext:value-type="float">
            <text:p>3,29874086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9834087481146" calcext:value-type="float">
            <text:p>96,98</text:p>
          </table:table-cell>
          <table:table-cell table:style-name="ce3" table:formula="of:=([.F7]/12597)*100" office:value-type="float" office:value="3.01659125188537" calcext:value-type="float">
            <text:p>3,02</text:p>
          </table:table-cell>
          <table:table-cell office:value-type="float" office:value="1858" calcext:value-type="float">
            <text:p>1858</text:p>
          </table:table-cell>
          <table:table-cell table:style-name="ce4" table:formula="of:=[.E23]+[.H23]" office:value-type="float" office:value="12217" calcext:value-type="float">
            <text:p>12217</text:p>
          </table:table-cell>
          <table:table-cell table:formula="of:=12597-[.E7]" office:value-type="float" office:value="380" calcext:value-type="float">
            <text:p>380</text:p>
          </table:table-cell>
          <table:table-cell office:value-type="float" office:value="177.45196104" calcext:value-type="float">
            <text:p>177,45196104</text:p>
          </table:table-cell>
          <table:table-cell office:value-type="float" office:value="3.67426729202" calcext:value-type="float">
            <text:p>3,67426729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425339366516" calcext:value-type="float">
            <text:p>98,64</text:p>
          </table:table-cell>
          <table:table-cell table:style-name="ce3" table:formula="of:=([.F8]/12597)*100" office:value-type="float" office:value="1.35746606334842" calcext:value-type="float">
            <text:p>1,36</text:p>
          </table:table-cell>
          <table:table-cell office:value-type="float" office:value="1689" calcext:value-type="float">
            <text:p>1689</text:p>
          </table:table-cell>
          <table:table-cell table:style-name="ce4" table:formula="of:=[.E24]+[.H24]" office:value-type="float" office:value="12426" calcext:value-type="float">
            <text:p>12426</text:p>
          </table:table-cell>
          <table:table-cell table:formula="of:=12597-[.E8]" office:value-type="float" office:value="171" calcext:value-type="float">
            <text:p>171</text:p>
          </table:table-cell>
          <table:table-cell office:value-type="float" office:value="203.247467995" calcext:value-type="float">
            <text:p>203,247467995</text:p>
          </table:table-cell>
          <table:table-cell office:value-type="float" office:value="3.162940979" calcext:value-type="float">
            <text:p>3,16294097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821068508375" calcext:value-type="float">
            <text:p>98,18</text:p>
          </table:table-cell>
          <table:table-cell table:style-name="ce3" table:formula="of:=([.F9]/12597)*100" office:value-type="float" office:value="1.8178931491625" calcext:value-type="float">
            <text:p>1,82</text:p>
          </table:table-cell>
          <table:table-cell office:value-type="float" office:value="2439" calcext:value-type="float">
            <text:p>2439</text:p>
          </table:table-cell>
          <table:table-cell table:style-name="ce4" table:formula="of:=[.E25]+[.H25]" office:value-type="float" office:value="12368" calcext:value-type="float">
            <text:p>12368</text:p>
          </table:table-cell>
          <table:table-cell table:formula="of:=12597-[.E9]" office:value-type="float" office:value="229" calcext:value-type="float">
            <text:p>229</text:p>
          </table:table-cell>
          <table:table-cell office:value-type="float" office:value="186.667533159" calcext:value-type="float">
            <text:p>186,667533159</text:p>
          </table:table-cell>
          <table:table-cell office:value-type="float" office:value="4.77181196213" calcext:value-type="float">
            <text:p>4,771811962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4917043740573" calcext:value-type="float">
            <text:p>98,49</text:p>
          </table:table-cell>
          <table:table-cell table:style-name="ce3" table:formula="of:=([.F10]/12597)*100" office:value-type="float" office:value="1.50829562594268" calcext:value-type="float">
            <text:p>1,51</text:p>
          </table:table-cell>
          <table:table-cell office:value-type="float" office:value="2396" calcext:value-type="float">
            <text:p>2396</text:p>
          </table:table-cell>
          <table:table-cell table:style-name="ce4" table:formula="of:=[.E26]+[.H26]" office:value-type="float" office:value="12407" calcext:value-type="float">
            <text:p>12407</text:p>
          </table:table-cell>
          <table:table-cell table:formula="of:=12597-[.E10]" office:value-type="float" office:value="190" calcext:value-type="float">
            <text:p>190</text:p>
          </table:table-cell>
          <table:table-cell office:value-type="float" office:value="100.105180025" calcext:value-type="float">
            <text:p>100,105180025</text:p>
          </table:table-cell>
          <table:table-cell office:value-type="float" office:value="4.74951124191" calcext:value-type="float">
            <text:p>4,749511241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9831705961737" calcext:value-type="float">
            <text:p>95,98</text:p>
          </table:table-cell>
          <table:table-cell table:style-name="ce3" table:formula="of:=([.F11]/12597)*100" office:value-type="float" office:value="4.01682940382631" calcext:value-type="float">
            <text:p>4,02</text:p>
          </table:table-cell>
          <table:table-cell office:value-type="float" office:value="2834" calcext:value-type="float">
            <text:p>2834</text:p>
          </table:table-cell>
          <table:table-cell table:style-name="ce4" table:formula="of:=[.E27]+[.H27]" office:value-type="float" office:value="12091" calcext:value-type="float">
            <text:p>12091</text:p>
          </table:table-cell>
          <table:table-cell table:formula="of:=12597-[.E11]" office:value-type="float" office:value="506" calcext:value-type="float">
            <text:p>506</text:p>
          </table:table-cell>
          <table:table-cell office:value-type="float" office:value="96.0223109722" calcext:value-type="float">
            <text:p>96,0223109722</text:p>
          </table:table-cell>
          <table:table-cell office:value-type="float" office:value="5.52231001854" calcext:value-type="float">
            <text:p>5,52231001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596649996031" calcext:value-type="float">
            <text:p>97,2596649996</text:p>
          </table:table-cell>
          <table:table-cell table:formula="of:=AVERAGE([.C2:.C11])" office:value-type="float" office:value="2.74033500039692" calcext:value-type="float">
            <text:p>2,7403350004</text:p>
          </table:table-cell>
          <table:table-cell table:formula="of:=SUM([.D2:.D11])/10" office:value-type="float" office:value="3377.4" calcext:value-type="float">
            <text:p>3377,4</text:p>
          </table:table-cell>
          <table:table-cell table:formula="of:=AVERAGE([.E2:.E11])" office:value-type="float" office:value="12251.8" calcext:value-type="float">
            <text:p>12251,8</text:p>
          </table:table-cell>
          <table:table-cell table:formula="of:=AVERAGE([.F2:.F11])" office:value-type="float" office:value="345.2" calcext:value-type="float">
            <text:p>345,2</text:p>
          </table:table-cell>
          <table:table-cell table:formula="of:=SUM([.G2:.G11])/10" office:value-type="float" office:value="130.33801262369" calcext:value-type="float">
            <text:p>130,3380126237</text:p>
          </table:table-cell>
          <table:table-cell table:formula="of:=SUM([.H2:.H11])/10" office:value-type="float" office:value="6.483635067943" calcext:value-type="float">
            <text:p>6,483635067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68111455108359" calcext:value-type="float">
            <text:p>0,268111455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29.3" calcext:value-type="float">
            <text:p>5729,3</text:p>
          </table:table-cell>
          <table:table-cell table:formula="of:=AVERAGE([.G18:.G27])" office:value-type="float" office:value="133.4" calcext:value-type="float">
            <text:p>133,4</text:p>
          </table:table-cell>
          <table:table-cell/>
          <table:table-cell office:value-type="float" office:value="5659" calcext:value-type="float">
            <text:p>5659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  <table:table-cell table:formula="of:=12597-SUM([.E18:.G18])" office:value-type="float" office:value="6387" calcext:value-type="float">
            <text:p>638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1.8" calcext:value-type="float">
            <text:p>211,8</text:p>
          </table:table-cell>
          <table:table-cell table:formula="of:=AVERAGE([.H18:.H27])" office:value-type="float" office:value="6522.5" calcext:value-type="float">
            <text:p>6522,5</text:p>
          </table:table-cell>
          <table:table-cell/>
          <table:table-cell office:value-type="float" office:value="5883" calcext:value-type="float">
            <text:p>588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68" calcext:value-type="float">
            <text:p>666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2" calcext:value-type="float">
            <text:p>5712</text:p>
          </table:table-cell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table:formula="of:=12597-SUM([.E20:.G20])" office:value-type="float" office:value="6430" calcext:value-type="float">
            <text:p>64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29.3" calcext:value-type="float">
            <text:p>5729,3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table:formula="of:=12597-SUM([.E21:.G21])" office:value-type="float" office:value="6426" calcext:value-type="float">
            <text:p>642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1.8" calcext:value-type="float">
            <text:p>211,8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336" calcext:value-type="float">
            <text:p>336</text:p>
          </table:table-cell>
          <table:table-cell office:value-type="float" office:value="51" calcext:value-type="float">
            <text:p>51</text:p>
          </table:table-cell>
          <table:table-cell table:formula="of:=12597-SUM([.E22:.G22])" office:value-type="float" office:value="6427" calcext:value-type="float">
            <text:p>64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3.4" calcext:value-type="float">
            <text:p>133,4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327" calcext:value-type="float">
            <text:p>327</text:p>
          </table:table-cell>
          <table:table-cell office:value-type="float" office:value="53" calcext:value-type="float">
            <text:p>53</text:p>
          </table:table-cell>
          <table:table-cell table:formula="of:=12597-SUM([.E23:.G23])" office:value-type="float" office:value="6386" calcext:value-type="float">
            <text:p>638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22.5" calcext:value-type="float">
            <text:p>6522,5</text:p>
          </table:table-cell>
          <table:table-cell table:number-columns-repeated="2"/>
          <table:table-cell office:value-type="float" office:value="5773" calcext:value-type="float">
            <text:p>5773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table:formula="of:=12597-SUM([.E24:.G24])" office:value-type="float" office:value="6653" calcext:value-type="float">
            <text:p>665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08" calcext:value-type="float">
            <text:p>5608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table:formula="of:=12597-SUM([.E25:.G25])" office:value-type="float" office:value="6760" calcext:value-type="float">
            <text:p>676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0" calcext:value-type="float">
            <text:p>5700</text:p>
          </table:table-cell>
          <table:table-cell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formula="of:=12597-SUM([.E26:.G26])" office:value-type="float" office:value="6707" calcext:value-type="float">
            <text:p>670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table:formula="of:=12597-SUM([.E27:.G27])" office:value-type="float" office:value="6381" calcext:value-type="float">
            <text:p>63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596649996031" calcext:value-type="float">
            <text:p>0,97259665</text:p>
          </table:table-cell>
          <table:table-cell table:number-columns-repeated="2"/>
          <table:table-cell table:formula="of:=SUM([.E18:.E27])/10" office:value-type="float" office:value="5729.3" calcext:value-type="float">
            <text:p>5729,3</text:p>
          </table:table-cell>
          <table:table-cell table:formula="of:=SUM([.F18:.F27])/10" office:value-type="float" office:value="211.8" calcext:value-type="float">
            <text:p>211,8</text:p>
          </table:table-cell>
          <table:table-cell table:formula="of:=SUM([.G18:.G27])/10" office:value-type="float" office:value="133.4" calcext:value-type="float">
            <text:p>133,4</text:p>
          </table:table-cell>
          <table:table-cell table:formula="of:=SUM([.H18:.H27])/10" office:value-type="float" office:value="6522.5" calcext:value-type="float">
            <text:p>6522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4033500039692" calcext:value-type="float">
            <text:p>0,02740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7245978815222" calcext:value-type="float">
            <text:p>0,9772459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8549069688015" calcext:value-type="float">
            <text:p>0,96854906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04:15.2779409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6S</meta:editing-duration>
    <meta:editing-cycles>8</meta:editing-cycles>
    <meta:generator>LibreOffice/5.1.6.2$Linux_X86_64 LibreOffice_project/10m0$Build-2</meta:generator>
    <dc:date>2018-01-21T17:05:55.651372620</dc:date>
    <meta:document-statistic meta:table-count="1" meta:cell-count="177" meta:object-count="0"/>
  </office:meta>
</office:document-meta>
</file>